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8021b" officeooo:paragraph-rsid="00180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line of model working.</text:p>
      <text:p text:style-name="P1">New classifier, hyper parameter, feature selection</text:p>
      <text:p text:style-name="P1">More ways of having a better model, efficiency, accuracy etc.</text:p>
      <text:p text:style-name="P1">Include the current state of the affairs, and then presenting a somehow better model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3:44:38.616808622</meta:creation-date>
    <dc:date>2024-11-08T14:46:37.197677993</dc:date>
    <meta:editing-duration>PT32M29S</meta:editing-duration>
    <meta:editing-cycles>1</meta:editing-cycles>
    <meta:document-statistic meta:table-count="0" meta:image-count="0" meta:object-count="0" meta:page-count="1" meta:paragraph-count="4" meta:word-count="34" meta:character-count="221" meta:non-whitespace-character-count="191"/>
    <meta:generator>LibreOffice/24.2.6.2$Linux_X86_64 LibreOffice_project/420$Build-2</meta:generator>
  </office:meta>
</office:document-meta>
</file>